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3.3854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3.8654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3.112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2874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2.1799in"/>
    </style:style>
    <style:style style:name="co11" style:family="table-column">
      <style:table-column-properties fo:break-before="auto" style:column-width="0.82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ocos2d-x</text:p>
          </table:table-cell>
          <table:table-cell office:value-type="string">
            <text:p>12e320429160f2936d01a8f277e65051985e5a43</text:p>
          </table:table-cell>
          <table:table-cell office:value-type="string">
            <text:p>c</text:p>
          </table:table-cell>
          <table:table-cell office:value-type="string">
            <text:p>lua/src/lparser.c</text:p>
          </table:table-cell>
          <table:table-cell office:value-type="string">
            <text:p>f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percentage" office:value="0.95">
            <text:p>95.00%</text:p>
          </table:table-cell>
        </table:table-row>
        <table:table-row table:style-name="ro1">
          <table:table-cell office:value-type="string">
            <text:p>folly</text:p>
          </table:table-cell>
          <table:table-cell office:value-type="string">
            <text:p>889093b27de6e53cf5e90eb3ff7006d0854eb646</text:p>
          </table:table-cell>
          <table:table-cell office:value-type="string">
            <text:p>cpp</text:p>
          </table:table-cell>
          <table:table-cell office:value-type="string">
            <text:p>folly/io/async/AsyncSocket.cpp</text:p>
          </table:table-cell>
          <table:table-cell office:value-type="string">
            <text:p>f</text:p>
          </table:table-cell>
          <table:table-cell office:value-type="string">
            <text:p>AsyncSocket::in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2 cases of DCHECK missed</text:p>
          </table:table-cell>
        </table:table-row>
        <table:table-row table:style-name="ro1">
          <table:table-cell office:value-type="string">
            <text:p>fr_public</text:p>
          </table:table-cell>
          <table:table-cell office:value-type="string">
            <text:p>d19b62252ac1bd9c793f70fede5b2d5c98e790e2</text:p>
          </table:table-cell>
          <table:table-cell office:value-type="string">
            <text:p>c</text:p>
          </table:table-cell>
          <table:table-cell office:value-type="string">
            <text:p>altona_wz4/altona/main/base/glprocs.c</text:p>
          </table:table-cell>
          <table:table-cell office:value-type="string">
            <text:p>f</text:p>
          </table:table-cell>
          <table:table-cell office:value-type="string">
            <text:p>InitGetCurrentReadDCEX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2 cases of Counts merged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3c28f41a5c47111104ef608679448ae441408286</text:p>
          </table:table-cell>
          <table:table-cell office:value-type="string">
            <text:p>c</text:p>
          </table:table-cell>
          <table:table-cell office:value-type="string">
            <text:p>gcc/dfp.c</text:p>
          </table:table-cell>
          <table:table-cell office:value-type="string">
            <text:p>f</text:p>
          </table:table-cell>
          <table:table-cell office:value-type="string">
            <text:p>decimal_real_to_decim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1 case of ASSERT function modified (not an assert inside a function)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930fe1de73fba9ff20b979cacff85057d2e66bd2</text:p>
          </table:table-cell>
          <table:table-cell office:value-type="string">
            <text:p>c</text:p>
          </table:table-cell>
          <table:table-cell office:value-type="string">
            <text:p>gcc/fortran/resolve.c</text:p>
          </table:table-cell>
          <table:table-cell office:value-type="string">
            <text:p>f</text:p>
          </table:table-cell>
          <table:table-cell office:value-type="string">
            <text:p>resolve_typebound_c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gcc</text:p>
          </table:table-cell>
          <table:table-cell office:value-type="string">
            <text:p>7bfefa9d2c82e804ef4e59772f4060ac325bf99a</text:p>
          </table:table-cell>
          <table:table-cell office:value-type="string">
            <text:p>c</text:p>
          </table:table-cell>
          <table:table-cell office:value-type="string">
            <text:p>gcc/lto-compress.c</text:p>
          </table:table-cell>
          <table:table-cell office:value-type="string">
            <text:p>f</text:p>
          </table:table-cell>
          <table:table-cell office:value-type="string">
            <text:p>lto_zf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gcc</text:p>
          </table:table-cell>
          <table:table-cell office:value-type="string">
            <text:p>07ea8faa305c0b705c675fc7255da49c66c4f780</text:p>
          </table:table-cell>
          <table:table-cell office:value-type="string">
            <text:p>c</text:p>
          </table:table-cell>
          <table:table-cell office:value-type="string">
            <text:p>libgfortran/generated/minloc1_4_r4.c</text:p>
          </table:table-cell>
          <table:table-cell office:value-type="string">
            <text:p>f</text:p>
          </table:table-cell>
          <table:table-cell office:value-type="string">
            <text:p>mminloc1_4_r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gcc</text:p>
          </table:table-cell>
          <table:table-cell office:value-type="string">
            <text:p>2045cdd44d272c6b5330210e6a60aa16f769b850</text:p>
          </table:table-cell>
          <table:table-cell office:value-type="string">
            <text:p>c</text:p>
          </table:table-cell>
          <table:table-cell office:value-type="string">
            <text:p>gcc/modulo-sched.c</text:p>
          </table:table-cell>
          <table:table-cell office:value-type="string">
            <text:p>f</text:p>
          </table:table-cell>
          <table:table-cell office:value-type="string">
            <text:p>check_nodes_ord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gcc</text:p>
          </table:table-cell>
          <table:table-cell office:value-type="string">
            <text:p>95fd35782c03940e19c9e6625143dc96d1b68c72</text:p>
          </table:table-cell>
          <table:table-cell office:value-type="string">
            <text:p>c</text:p>
          </table:table-cell>
          <table:table-cell office:value-type="string">
            <text:p>gcc/tree-vect-loop.c</text:p>
          </table:table-cell>
          <table:table-cell office:value-type="string">
            <text:p>f</text:p>
          </table:table-cell>
          <table:table-cell office:value-type="string">
            <text:p>vect_create_epilog_for_reducti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gcc</text:p>
          </table:table-cell>
          <table:table-cell office:value-type="string">
            <text:p>c037f56ee51e4ccf48327869433e010f87dca6c6</text:p>
          </table:table-cell>
          <table:table-cell office:value-type="string">
            <text:p>c</text:p>
          </table:table-cell>
          <table:table-cell office:value-type="string">
            <text:p>gcc/tree-nested.c</text:p>
          </table:table-cell>
          <table:table-cell office:value-type="string">
            <text:p>f</text:p>
          </table:table-cell>
          <table:table-cell office:value-type="string">
            <text:p>create_tmp_var_fo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d3e0eb88d09125011c4f2e711da0815ececef94d</text:p>
          </table:table-cell>
          <table:table-cell office:value-type="string">
            <text:p>cpp</text:p>
          </table:table-cell>
          <table:table-cell office:value-type="string">
            <text:p>src/runtime/vm/translator/translator-x64.cpp</text:p>
          </table:table-cell>
          <table:table-cell office:value-type="string">
            <text:p>f</text:p>
          </table:table-cell>
          <table:table-cell office:value-type="string">
            <text:p>TranslatorX64::emitInlineReturn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363d1bb20fe84b4cdc2dc0f4c7b1dd39d167a1f5</text:p>
          </table:table-cell>
          <table:table-cell office:value-type="string">
            <text:p>cpp</text:p>
          </table:table-cell>
          <table:table-cell office:value-type="string">
            <text:p>src/runtime/vm/translator/annotation.cpp</text:p>
          </table:table-cell>
          <table:table-cell office:value-type="string">
            <text:p>f</text:p>
          </table:table-cell>
          <table:table-cell office:value-type="string">
            <text:p>decodeNameAndArg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a4269e0b57ca49efcf99032aa2744a8b1dad8035</text:p>
          </table:table-cell>
          <table:table-cell office:value-type="string">
            <text:p>cpp</text:p>
          </table:table-cell>
          <table:table-cell office:value-type="string">
            <text:p>hphp/runtime/vm/jit/gvn.cpp</text:p>
          </table:table-cell>
          <table:table-cell office:value-type="string">
            <text:p>f</text:p>
          </table:table-cell>
          <table:table-cell office:value-type="string">
            <text:p>canReplaceWit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b777dfd141c96d5d037e91f890678f3b9732da45</text:p>
          </table:table-cell>
          <table:table-cell office:value-type="string">
            <text:p>cpp</text:p>
          </table:table-cell>
          <table:table-cell office:value-type="string">
            <text:p>src/compiler/analysis/code_error.cpp</text:p>
          </table:table-cell>
          <table:table-cell office:value-type="string">
            <text:p>f</text:p>
          </table:table-cell>
          <table:table-cell office:value-type="string">
            <text:p>CodeError::reco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Y?</text:p>
          </table:table-cell>
          <table:table-cell office:value-type="string">
            <text:p>Unclear counts </text:p>
          </table:table-cell>
          <table:table-cell table:number-columns-repeated="2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644757753de174e2aa1597b774c13add183325fd</text:p>
          </table:table-cell>
          <table:table-cell office:value-type="string">
            <text:p>cpp</text:p>
          </table:table-cell>
          <table:table-cell office:value-type="string">
            <text:p>hphp/runtime/base/array-iterator.cpp</text:p>
          </table:table-cell>
          <table:table-cell office:value-type="string">
            <text:p>f</text:p>
          </table:table-cell>
          <table:table-cell office:value-type="string">
            <text:p>new_iter_arra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363d1bb20fe84b4cdc2dc0f4c7b1dd39d167a1f5</text:p>
          </table:table-cell>
          <table:table-cell office:value-type="string">
            <text:p>cpp</text:p>
          </table:table-cell>
          <table:table-cell office:value-type="string">
            <text:p>hphp/runtime/eval/debugger/debugger.cpp</text:p>
          </table:table-cell>
          <table:table-cell office:value-type="string">
            <text:p>f</text:p>
          </table:table-cell>
          <table:table-cell office:value-type="string">
            <text:p>Debugger::Interrup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aa784318cba2327aa82c402ae863e417f221ba86</text:p>
          </table:table-cell>
          <table:table-cell office:value-type="string">
            <text:p>cpp</text:p>
          </table:table-cell>
          <table:table-cell office:value-type="string">
            <text:p>hphp/runtime/base/mixed-array.cpp</text:p>
          </table:table-cell>
          <table:table-cell office:value-type="string">
            <text:p>f</text:p>
          </table:table-cell>
          <table:table-cell office:value-type="string">
            <text:p>MixedArray::IterAdvan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cf81092763edfca445c43b2c45d26fe6a56bc5d0</text:p>
          </table:table-cell>
          <table:table-cell office:value-type="string">
            <text:p>cpp</text:p>
          </table:table-cell>
          <table:table-cell office:value-type="string">
            <text:p>hphp/compiler/expression/generation_label.cpp</text:p>
          </table:table-cell>
          <table:table-cell office:value-type="string">
            <text:p>f</text:p>
          </table:table-cell>
          <table:table-cell office:value-type="string">
            <text:p>GenerationLabel::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363d1bb20fe84b4cdc2dc0f4c7b1dd39d167a1f5</text:p>
          </table:table-cell>
          <table:table-cell office:value-type="string">
            <text:p>cpp</text:p>
          </table:table-cell>
          <table:table-cell office:value-type="string">
            <text:p>hphp/runtime/vm/translator/hopt/tracebuilder.cpp</text:p>
          </table:table-cell>
          <table:table-cell office:value-type="string">
            <text:p>f</text:p>
          </table:table-cell>
          <table:table-cell office:value-type="string">
            <text:p>TraceBuilder::genBoxLo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d3e0eb88d09125011c4f2e711da0815ececef94d</text:p>
          </table:table-cell>
          <table:table-cell office:value-type="string">
            <text:p>cpp</text:p>
          </table:table-cell>
          <table:table-cell office:value-type="string">
            <text:p>src/compiler/analysis/emitter.cpp</text:p>
          </table:table-cell>
          <table:table-cell office:value-type="string">
            <text:p>f</text:p>
          </table:table-cell>
          <table:table-cell office:value-type="string">
            <text:p>SymbolicStack::se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5bbe7fe19ad3e96eae30c59aca60c2a7acb37399</text:p>
          </table:table-cell>
          <table:table-cell office:value-type="string">
            <text:p>cpp</text:p>
          </table:table-cell>
          <table:table-cell office:value-type="string">
            <text:p>hphp/runtime/vm/jit/target-cache.cpp</text:p>
          </table:table-cell>
          <table:table-cell office:value-type="string">
            <text:p>f</text:p>
          </table:table-cell>
          <table:table-cell office:value-type="string">
            <text:p>keyToPai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244d4da93af58d7bb26703b3de5ca6321b997acb</text:p>
          </table:table-cell>
          <table:table-cell office:value-type="string">
            <text:p>cpp</text:p>
          </table:table-cell>
          <table:table-cell office:value-type="string">
            <text:p>hphp/runtime/vm/jit/vectortranslator.cpp</text:p>
          </table:table-cell>
          <table:table-cell office:value-type="string">
            <text:p>f</text:p>
          </table:table-cell>
          <table:table-cell office:value-type="string">
            <text:p>HhbcTranslator::VectorTranslator::emitMapS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jq</text:p>
          </table:table-cell>
          <table:table-cell office:value-type="string">
            <text:p>a4eea165bbab6d13f89b59707e835d58b7014a66</text:p>
          </table:table-cell>
          <table:table-cell office:value-type="string">
            <text:p>c</text:p>
          </table:table-cell>
          <table:table-cell office:value-type="string">
            <text:p>c/jv.c</text:p>
          </table:table-cell>
          <table:table-cell office:value-type="string">
            <text:p>f</text:p>
          </table:table-cell>
          <table:table-cell office:value-type="string">
            <text:p>jv_string_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julia</text:p>
          </table:table-cell>
          <table:table-cell office:value-type="string">
            <text:p>8f0411a9436a60e942a37eb2a90e452ba66110f8</text:p>
          </table:table-cell>
          <table:table-cell office:value-type="string">
            <text:p>cpp</text:p>
          </table:table-cell>
          <table:table-cell office:value-type="string">
            <text:p>codegen.cpp</text:p>
          </table:table-cell>
          <table:table-cell office:value-type="string">
            <text:p>f</text:p>
          </table:table-cell>
          <table:table-cell office:value-type="string">
            <text:p>*emit_v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ibgit2</text:p>
          </table:table-cell>
          <table:table-cell office:value-type="string">
            <text:p>d209cc47515d2feeaa30de20882ded5cb4039736</text:p>
          </table:table-cell>
          <table:table-cell office:value-type="string">
            <text:p>c</text:p>
          </table:table-cell>
          <table:table-cell office:value-type="string">
            <text:p>src/config_file.c</text:p>
          </table:table-cell>
          <table:table-cell office:value-type="string">
            <text:p>f</text:p>
          </table:table-cell>
          <table:table-cell office:value-type="string">
            <text:p>reader_getchar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ibgit2</text:p>
          </table:table-cell>
          <table:table-cell office:value-type="string">
            <text:p>f9c824c592d7a23f7cc385c25c95a5d0c5c8687e</text:p>
          </table:table-cell>
          <table:table-cell office:value-type="string">
            <text:p>c</text:p>
          </table:table-cell>
          <table:table-cell office:value-type="string">
            <text:p>src/diff_patch.c</text:p>
          </table:table-cell>
          <table:table-cell office:value-type="string">
            <text:p>f</text:p>
          </table:table-cell>
          <table:table-cell office:value-type="string">
            <text:p>git_diff_patch_from_blob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inux</text:p>
          </table:table-cell>
          <table:table-cell office:value-type="string">
            <text:p>9f6933be665ce3b049c274c99810ac754edabf19</text:p>
          </table:table-cell>
          <table:table-cell office:value-type="string">
            <text:p>c</text:p>
          </table:table-cell>
          <table:table-cell office:value-type="string">
            <text:p>drivers/usb/media/usbvideo.c</text:p>
          </table:table-cell>
          <table:table-cell office:value-type="string">
            <text:p>f</text:p>
          </table:table-cell>
          <table:table-cell office:value-type="string">
            <text:p>RingQueue_Fr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inux</text:p>
          </table:table-cell>
          <table:table-cell office:value-type="string">
            <text:p>801c135ce73d5df1caf3eca35b66a10824ae0707</text:p>
          </table:table-cell>
          <table:table-cell office:value-type="string">
            <text:p>c</text:p>
          </table:table-cell>
          <table:table-cell office:value-type="string">
            <text:p>drivers/mtd/ubi/wl.c</text:p>
          </table:table-cell>
          <table:table-cell office:value-type="string">
            <text:p>f</text:p>
          </table:table-cell>
          <table:table-cell office:value-type="string">
            <text:p>wl_tree_ad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inux</text:p>
          </table:table-cell>
          <table:table-cell office:value-type="string">
            <text:p>c59d87c460767bc35dafd490139d3cfe78fb8da4</text:p>
          </table:table-cell>
          <table:table-cell office:value-type="string">
            <text:p>c</text:p>
          </table:table-cell>
          <table:table-cell office:value-type="string">
            <text:p>fs/xfs/linux-2.6/xfs_sync.c</text:p>
          </table:table-cell>
          <table:table-cell office:value-type="string">
            <text:p>f</text:p>
          </table:table-cell>
          <table:table-cell office:value-type="string">
            <text:p>xfs_sync_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72e14b4afbb2777281eb0c40612596ed1223730e</text:p>
          </table:table-cell>
          <table:table-cell office:value-type="string">
            <text:p>cpp</text:p>
          </table:table-cell>
          <table:table-cell office:value-type="string">
            <text:p>src/mongo/scripting/engine_spidermonkey.cpp</text:p>
          </table:table-cell>
          <table:table-cell office:value-type="string">
            <text:p>f</text:p>
          </table:table-cell>
          <table:table-cell office:value-type="string">
            <text:p>toObjec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3af50f5b941a07b0f290c7f8ee2726c85e2d0699</text:p>
          </table:table-cell>
          <table:table-cell office:value-type="string">
            <text:p>cpp</text:p>
          </table:table-cell>
          <table:table-cell office:value-type="string">
            <text:p>db/queryutil.cpp</text:p>
          </table:table-cell>
          <table:table-cell office:value-type="string">
            <text:p>f</text:p>
          </table:table-cell>
          <table:table-cell office:value-type="string">
            <text:p>FieldRangeSetPair::assertValidIndexOrNoIndex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ae1ecd9c786911f9f1f0242f0f7d702b3e5dfeba</text:p>
          </table:table-cell>
          <table:table-cell office:value-type="string">
            <text:p>cpp</text:p>
          </table:table-cell>
          <table:table-cell office:value-type="string">
            <text:p>src/mongo/db/commands.cpp</text:p>
          </table:table-cell>
          <table:table-cell office:value-type="string">
            <text:p>f</text:p>
          </table:table-cell>
          <table:table-cell office:value-type="string">
            <text:p>Command::parse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ae1ecd9c786911f9f1f0242f0f7d702b3e5dfeba</text:p>
          </table:table-cell>
          <table:table-cell office:value-type="string">
            <text:p>cpp</text:p>
          </table:table-cell>
          <table:table-cell office:value-type="string">
            <text:p>db/geo/2d.cpp</text:p>
          </table:table-cell>
          <table:table-cell office:value-type="string">
            <text:p>f</text:p>
          </table:table-cell>
          <table:table-cell office:value-type="string">
            <text:p>_has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196e937ddb5b7d4b2496c6fcb44b0d49d6a5a7c5</text:p>
          </table:table-cell>
          <table:table-cell office:value-type="string">
            <text:p>cpp</text:p>
          </table:table-cell>
          <table:table-cell office:value-type="string">
            <text:p>src/mongo/client/dbclientcursor.cpp</text:p>
          </table:table-cell>
          <table:table-cell office:value-type="string">
            <text:p>f</text:p>
          </table:table-cell>
          <table:table-cell office:value-type="string">
            <text:p>DBClientCursor::dataReceiv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9c2ed42daa8fbbef4a919c21ec564e2db55e8d60</text:p>
          </table:table-cell>
          <table:table-cell office:value-type="string">
            <text:p>cpp</text:p>
          </table:table-cell>
          <table:table-cell office:value-type="string">
            <text:p>src/mongo/util/net/sock.cpp</text:p>
          </table:table-cell>
          <table:table-cell office:value-type="string">
            <text:p>f</text:p>
          </table:table-cell>
          <table:table-cell office:value-type="string">
            <text:p>Socket::doSSLHandshake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N?</text:p>
          </table:table-cell>
          <table:table-cell office:value-type="string">
            <text:p>Odd spliting makes it swallow a few other functions</text:p>
          </table:table-cell>
          <table:table-cell table:number-columns-repeated="2"/>
        </table:table-row>
        <table:table-row table:style-name="ro1">
          <table:table-cell office:value-type="string">
            <text:p>mongo</text:p>
          </table:table-cell>
          <table:table-cell office:value-type="string">
            <text:p>da81ef36996268f13b4b62153a766c7f1a1cf93a</text:p>
          </table:table-cell>
          <table:table-cell office:value-type="string">
            <text:p>cpp</text:p>
          </table:table-cell>
          <table:table-cell office:value-type="string">
            <text:p>src/mongo/db/structure/record_store_v1_simple.cpp</text:p>
          </table:table-cell>
          <table:table-cell office:value-type="string">
            <text:p>f</text:p>
          </table:table-cell>
          <table:table-cell office:value-type="string">
            <text:p>SimpleRecordStoreV1::_compactExten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82f148923f7b7d52d88b99a9153f6df8adb7ef64</text:p>
          </table:table-cell>
          <table:table-cell office:value-type="string">
            <text:p>cpp</text:p>
          </table:table-cell>
          <table:table-cell office:value-type="string">
            <text:p>src/mongo/db/namespace_details.cpp</text:p>
          </table:table-cell>
          <table:table-cell office:value-type="string">
            <text:p>f</text:p>
          </table:table-cell>
          <table:table-cell office:value-type="string">
            <text:p>NamespaceIndex::maybeMkd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403a5b620457acbc07526fdc31edb86591727944</text:p>
          </table:table-cell>
          <table:table-cell office:value-type="string">
            <text:p>cpp</text:p>
          </table:table-cell>
          <table:table-cell office:value-type="string">
            <text:p>src/mongo/db/storage/mmap1/dur_commitjob.cpp</text:p>
          </table:table-cell>
          <table:table-cell office:value-type="string">
            <text:p>f</text:p>
          </table:table-cell>
          <table:table-cell office:value-type="string">
            <text:p>CommitJob::noteO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d5919cad9a83b4e78701b45f617e953340c920a5</text:p>
          </table:table-cell>
          <table:table-cell office:value-type="string">
            <text:p>cc</text:p>
          </table:table-cell>
          <table:table-cell office:value-type="string">
            <text:p>src/third_party/v8/src/ia32/lithium-codegen-ia32.cc</text:p>
          </table:table-cell>
          <table:table-cell office:value-type="string">
            <text:p>f</text:p>
          </table:table-cell>
          <table:table-cell office:value-type="string">
            <text:p>LCodeGen::DoForInPrepareMa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9565dd19d144e44ee2aa993fefd23a234028f376</text:p>
          </table:table-cell>
          <table:table-cell office:value-type="string">
            <text:p>cc</text:p>
          </table:table-cell>
          <table:table-cell office:value-type="string">
            <text:p>src/third_party/v8-3.25/src/hydrogen.cc</text:p>
          </table:table-cell>
          <table:table-cell office:value-type="string">
            <text:p>f</text:p>
          </table:table-cell>
          <table:table-cell office:value-type="string">
            <text:p>HGraphBuilder::IfBuilder::Deop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ongo</text:p>
          </table:table-cell>
          <table:table-cell office:value-type="string">
            <text:p>9fcca4f886ce7176178a3168ebd9c67422ad951e</text:p>
          </table:table-cell>
          <table:table-cell office:value-type="string">
            <text:p>c</text:p>
          </table:table-cell>
          <table:table-cell office:value-type="string">
            <text:p>src/third_party/pcre-8.30/sljit/sljitNativeX86_32.c</text:p>
          </table:table-cell>
          <table:table-cell office:value-type="string">
            <text:p>f</text:p>
          </table:table-cell>
          <table:table-cell office:value-type="string">
            <text:p>sljit_emit_retu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d10fb098239db2629dadcc786e977aa33e6d3ef3</text:p>
          </table:table-cell>
          <table:table-cell office:value-type="string">
            <text:p>cpp</text:p>
          </table:table-cell>
          <table:table-cell office:value-type="string">
            <text:p>ndb/src/old_files/client/odbc/handles/AttrStmt.cpp</text:p>
          </table:table-cell>
          <table:table-cell office:value-type="string">
            <text:p>f</text:p>
          </table:table-cell>
          <table:table-cell office:value-type="string">
            <text:p>callback_SQL_ATTR_APP_ROW_DESC_defau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c4de6faf36dd6b12c6a1f639d64f1ab2e66b46b4</text:p>
          </table:table-cell>
          <table:table-cell office:value-type="string">
            <text:p>cpp</text:p>
          </table:table-cell>
          <table:table-cell office:value-type="string">
            <text:p>ndb/src/client/odbc/handles/AttrStmt.cpp</text:p>
          </table:table-cell>
          <table:table-cell office:value-type="string">
            <text:p>f</text:p>
          </table:table-cell>
          <table:table-cell office:value-type="string">
            <text:p>callback_SQL_ATTR_PARAMS_PROCESSED_PTR_s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ade8aa5e2b69163ac74f0feb97d25d080000816d</text:p>
          </table:table-cell>
          <table:table-cell office:value-type="string">
            <text:p>c</text:p>
          </table:table-cell>
          <table:table-cell office:value-type="string">
            <text:p>innobase/thr/thr0loc.c</text:p>
          </table:table-cell>
          <table:table-cell office:value-type="string">
            <text:p>f</text:p>
          </table:table-cell>
          <table:table-cell office:value-type="string">
            <text:p>thr_local_fr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2ab42eead43a0fa3ed9b79a7d3867369752dfe2c</text:p>
          </table:table-cell>
          <table:table-cell office:value-type="string">
            <text:p>cpp</text:p>
          </table:table-cell>
          <table:table-cell office:value-type="string">
            <text:p>ndb/src/old_files/client/odbc/handles/AttrStmt.cpp</text:p>
          </table:table-cell>
          <table:table-cell office:value-type="string">
            <text:p>f</text:p>
          </table:table-cell>
          <table:table-cell office:value-type="string">
            <text:p>callback_SQL_ATTR_IMP_ROW_DESC_defaul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c8daa35ef42f481c4914d232d59bd9ac4add03d9</text:p>
          </table:table-cell>
          <table:table-cell office:value-type="string">
            <text:p>c</text:p>
          </table:table-cell>
          <table:table-cell office:value-type="string">
            <text:p>os/os0proc.c</text:p>
          </table:table-cell>
          <table:table-cell office:value-type="string">
            <text:p>f</text:p>
          </table:table-cell>
          <table:table-cell office:value-type="string">
            <text:p>os_mem_alloc_lar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cdcfb3def2cc65cab3c745b7a7b856b8980aece8</text:p>
          </table:table-cell>
          <table:table-cell office:value-type="string">
            <text:p>cc</text:p>
          </table:table-cell>
          <table:table-cell office:value-type="string">
            <text:p>perfschema/handler/ha_innodb.cc</text:p>
          </table:table-cell>
          <table:table-cell office:value-type="string">
            <text:p>f</text:p>
          </table:table-cell>
          <table:table-cell office:value-type="string">
            <text:p>innobase_file_format_name_looku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d6516548eb9e65fca33fea06274deaeb4c5f43eb</text:p>
          </table:table-cell>
          <table:table-cell office:value-type="string">
            <text:p>c</text:p>
          </table:table-cell>
          <table:table-cell office:value-type="string">
            <text:p>perfschema/sync/sync0arr.c</text:p>
          </table:table-cell>
          <table:table-cell office:value-type="string">
            <text:p>f</text:p>
          </table:table-cell>
          <table:table-cell office:value-type="string">
            <text:p>sync_array_cre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5355985a6d6cabc5c09d6ce058a797ea2069af70</text:p>
          </table:table-cell>
          <table:table-cell office:value-type="string">
            <text:p>c</text:p>
          </table:table-cell>
          <table:table-cell office:value-type="string">
            <text:p>btr/btr0btr.c</text:p>
          </table:table-cell>
          <table:table-cell office:value-type="string">
            <text:p>f</text:p>
          </table:table-cell>
          <table:table-cell office:value-type="string">
            <text:p>btr_compre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affe17e5f0baf4977ff8151185e71e23cfc47db4</text:p>
          </table:table-cell>
          <table:table-cell office:value-type="string">
            <text:p>c</text:p>
          </table:table-cell>
          <table:table-cell office:value-type="string">
            <text:p>storage/innobase/btr/btr0cur.c</text:p>
          </table:table-cell>
          <table:table-cell office:value-type="string">
            <text:p>f</text:p>
          </table:table-cell>
          <table:table-cell office:value-type="string">
            <text:p>btr_cur_pessimistic_updat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c0d8d3d853505af0ca9ca330f26be5c08160acf2</text:p>
          </table:table-cell>
          <table:table-cell office:value-type="string">
            <text:p>cc</text:p>
          </table:table-cell>
          <table:table-cell office:value-type="string">
            <text:p>sql/mysqld.cc</text:p>
          </table:table-cell>
          <table:table-cell office:value-type="string">
            <text:p>f</text:p>
          </table:table-cell>
          <table:table-cell office:value-type="string">
            <text:p>option_cm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cfd4214e0238584821275b0c16f9ce3216ee66b8</text:p>
          </table:table-cell>
          <table:table-cell office:value-type="string">
            <text:p>cpp</text:p>
          </table:table-cell>
          <table:table-cell office:value-type="string">
            <text:p>storage/ndb/src/old_files/client/odbc/codegen/Code_column.cpp</text:p>
          </table:table-cell>
          <table:table-cell office:value-type="string">
            <text:p>f</text:p>
          </table:table-cell>
          <table:table-cell office:value-type="string">
            <text:p>Plan_column::analyzeColum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0463f030a8a1ed738568931e1d408b376c2ca7ba</text:p>
          </table:table-cell>
          <table:table-cell office:value-type="string">
            <text:p>c</text:p>
          </table:table-cell>
          <table:table-cell office:value-type="string">
            <text:p>storage/innobase/mem/mem0dbg.c</text:p>
          </table:table-cell>
          <table:table-cell office:value-type="string">
            <text:p>f</text:p>
          </table:table-cell>
          <table:table-cell office:value-type="string">
            <text:p>mem_init_bu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ysql</text:p>
          </table:table-cell>
          <table:table-cell office:value-type="string">
            <text:p>cdcfb3def2cc65cab3c745b7a7b856b8980aece8</text:p>
          </table:table-cell>
          <table:table-cell office:value-type="string">
            <text:p>c</text:p>
          </table:table-cell>
          <table:table-cell office:value-type="string">
            <text:p>perfschema/fsp/fsp0fsp.c</text:p>
          </table:table-cell>
          <table:table-cell office:value-type="string">
            <text:p>f</text:p>
          </table:table-cell>
          <table:table-cell office:value-type="string">
            <text:p>fseg_inode_g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opencv</text:p>
          </table:table-cell>
          <table:table-cell office:value-type="string">
            <text:p>04384a71e409edc65c41669fa8f7ef9d568050a2</text:p>
          </table:table-cell>
          <table:table-cell office:value-type="string">
            <text:p>cpp</text:p>
          </table:table-cell>
          <table:table-cell office:value-type="string">
            <text:p>modules/ocl/src/build_warps.cpp</text:p>
          </table:table-cell>
          <table:table-cell office:value-type="string">
            <text:p>f</text:p>
          </table:table-cell>
          <table:table-cell office:value-type="string">
            <text:p>cv::ocl::buildWarpSphericalMap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opencv</text:p>
          </table:table-cell>
          <table:table-cell office:value-type="string">
            <text:p>e06c3ec7c55cad7ac9fe5f687f11a4d1628c3d41</text:p>
          </table:table-cell>
          <table:table-cell office:value-type="string">
            <text:p>cpp</text:p>
          </table:table-cell>
          <table:table-cell office:value-type="string">
            <text:p>modules/core/src/matrix.cpp</text:p>
          </table:table-cell>
          <table:table-cell office:value-type="string">
            <text:p>f</text:p>
          </table:table-cell>
          <table:table-cell office:value-type="string">
            <text:p>_OutputArray::getGlTextureRe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openFrameworks</text:p>
          </table:table-cell>
          <table:table-cell office:value-type="string">
            <text:p>1a1f43dec8bf45e7cf610df5f52211a072856d62</text:p>
          </table:table-cell>
          <table:table-cell office:value-type="string">
            <text:p>cpp</text:p>
          </table:table-cell>
          <table:table-cell office:value-type="string">
            <text:p>addons/ofxiPhone/src/sound/SoundEngine.cpp</text:p>
          </table:table-cell>
          <table:table-cell office:value-type="string">
            <text:p>f</text:p>
          </table:table-cell>
          <table:table-cell office:value-type="string">
            <text:p>LoadFileDa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antomjs</text:p>
          </table:table-cell>
          <table:table-cell office:value-type="string">
            <text:p>cf12fc4a236e071382e9e6b9c391b606eac17ea1</text:p>
          </table:table-cell>
          <table:table-cell office:value-type="string">
            <text:p>cpp</text:p>
          </table:table-cell>
          <table:table-cell office:value-type="string">
            <text:p>src/qt/qtwebkit/Source/WebCore/loader/icon/IconDatabase.cpp</text:p>
          </table:table-cell>
          <table:table-cell office:value-type="string">
            <text:p>f</text:p>
          </table:table-cell>
          <table:table-cell office:value-type="string">
            <text:p>IconDatabase::syncTimerFir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antomjs</text:p>
          </table:table-cell>
          <table:table-cell office:value-type="string">
            <text:p>61c4e4b2613de8dddd8daba0ff01bc60e15438bb</text:p>
          </table:table-cell>
          <table:table-cell office:value-type="string">
            <text:p>cpp</text:p>
          </table:table-cell>
          <table:table-cell office:value-type="string">
            <text:p>src/qt/src/3rdparty/webkit/Source/WebCore/websockets/WorkerThreadableWebSocketChannel.cpp</text:p>
          </table:table-cell>
          <table:table-cell office:value-type="string">
            <text:p>f</text:p>
          </table:table-cell>
          <table:table-cell office:value-type="string">
            <text:p>workerContextDidReceiveMessa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antomjs</text:p>
          </table:table-cell>
          <table:table-cell office:value-type="string">
            <text:p>cf12fc4a236e071382e9e6b9c391b606eac17ea1</text:p>
          </table:table-cell>
          <table:table-cell office:value-type="string">
            <text:p>cpp</text:p>
          </table:table-cell>
          <table:table-cell office:value-type="string">
            <text:p>src/qt/qtwebkit/Source/WebCore/rendering/RenderFlowThread.cpp</text:p>
          </table:table-cell>
          <table:table-cell office:value-type="string">
            <text:p>f</text:p>
          </table:table-cell>
          <table:table-cell office:value-type="string">
            <text:p>RenderFlowThread::invalidateRegio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antomjs</text:p>
          </table:table-cell>
          <table:table-cell office:value-type="string">
            <text:p>cf12fc4a236e071382e9e6b9c391b606eac17ea1</text:p>
          </table:table-cell>
          <table:table-cell office:value-type="string">
            <text:p>cpp</text:p>
          </table:table-cell>
          <table:table-cell office:value-type="string">
            <text:p>src/qt/qtbase/src/plugins/platforms/kms/qkmscontext.cpp</text:p>
          </table:table-cell>
          <table:table-cell office:value-type="string">
            <text:p>f</text:p>
          </table:table-cell>
          <table:table-cell office:value-type="string">
            <text:p>QKmsContext::makeCurr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antomjs</text:p>
          </table:table-cell>
          <table:table-cell office:value-type="string">
            <text:p>cf12fc4a236e071382e9e6b9c391b606eac17ea1</text:p>
          </table:table-cell>
          <table:table-cell office:value-type="string">
            <text:p>cpp</text:p>
          </table:table-cell>
          <table:table-cell office:value-type="string">
            <text:p>src/qt/qtwebkit/Source/WebCore/platform/win/PasteboardWin.cpp</text:p>
          </table:table-cell>
          <table:table-cell office:value-type="string">
            <text:p>f</text:p>
          </table:table-cell>
          <table:table-cell office:value-type="string">
            <text:p>writeUR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antomjs</text:p>
          </table:table-cell>
          <table:table-cell office:value-type="string">
            <text:p>61c4e4b2613de8dddd8daba0ff01bc60e15438bb</text:p>
          </table:table-cell>
          <table:table-cell office:value-type="string">
            <text:p>cpp</text:p>
          </table:table-cell>
          <table:table-cell office:value-type="string">
            <text:p>src/qt/src/3rdparty/webkit/Source/WebCore/loader/icon/IconDatabase.cpp</text:p>
          </table:table-cell>
          <table:table-cell office:value-type="string">
            <text:p>f</text:p>
          </table:table-cell>
          <table:table-cell office:value-type="string">
            <text:p>IconDatabase::dispatchDidRemoveAllIconsOnMainThre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fccd1eda5fe440105d051f4cbaa77ced95b674f0</text:p>
          </table:table-cell>
          <table:table-cell office:value-type="string">
            <text:p>c</text:p>
          </table:table-cell>
          <table:table-cell office:value-type="string">
            <text:p>ext/sqlite3/libsqlite/sqlite3.c</text:p>
          </table:table-cell>
          <table:table-cell office:value-type="string">
            <text:p>f</text:p>
          </table:table-cell>
          <table:table-cell office:value-type="string">
            <text:p>sqlite3VdbeMemFromBt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7ced40e24e694202ae933c4d72ebad096dfe9092</text:p>
          </table:table-cell>
          <table:table-cell office:value-type="string">
            <text:p>c</text:p>
          </table:table-cell>
          <table:table-cell office:value-type="string">
            <text:p>ext/sqlite3/libsqlite/sqlite3.c</text:p>
          </table:table-cell>
          <table:table-cell office:value-type="string">
            <text:p>f</text:p>
          </table:table-cell>
          <table:table-cell office:value-type="string">
            <text:p>*fts3ReadExprLi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05d5a35c9b9c9d8504ac7c1ced1f79450915939e</text:p>
          </table:table-cell>
          <table:table-cell office:value-type="string">
            <text:p>c</text:p>
          </table:table-cell>
          <table:table-cell office:value-type="string">
            <text:p>ext/sqlite/libsqlite/src/vdbe.c</text:p>
          </table:table-cell>
          <table:table-cell office:value-type="string">
            <text:p>f</text:p>
          </table:table-cell>
          <table:table-cell office:value-type="string">
            <text:p>sqliteVdbeAdd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e623e5352d8c42619a03d76fd999031ad927576d</text:p>
          </table:table-cell>
          <table:table-cell office:value-type="string">
            <text:p>cc</text:p>
          </table:table-cell>
          <table:table-cell office:value-type="string">
            <text:p>ext/pcre/pcrelib/pcrecpp.cc</text:p>
          </table:table-cell>
          <table:table-cell office:value-type="string">
            <text:p>f</text:p>
          </table:table-cell>
          <table:table-cell office:value-type="string">
            <text:p>RE::GlobalRepla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rojectTox-Core</text:p>
          </table:table-cell>
          <table:table-cell office:value-type="string">
            <text:p>292708c33634ee0b9a2243a2181018565558bc5c</text:p>
          </table:table-cell>
          <table:table-cell office:value-type="string">
            <text:p>c</text:p>
          </table:table-cell>
          <table:table-cell office:value-type="string">
            <text:p>toxav/msi.c</text:p>
          </table:table-cell>
          <table:table-cell office:value-type="string">
            <text:p>f</text:p>
          </table:table-cell>
          <table:table-cell office:value-type="string">
            <text:p>append_header_to_strin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redis</text:p>
          </table:table-cell>
          <table:table-cell office:value-type="string">
            <text:p>d0686e070d683d0577c6f6c2f088a55101b74980</text:p>
          </table:table-cell>
          <table:table-cell office:value-type="string">
            <text:p>c</text:p>
          </table:table-cell>
          <table:table-cell office:value-type="string">
            <text:p>redis.c</text:p>
          </table:table-cell>
          <table:table-cell office:value-type="string">
            <text:p>f</text:p>
          </table:table-cell>
          <table:table-cell office:value-type="string">
            <text:p>convertLi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rethinkdb</text:p>
          </table:table-cell>
          <table:table-cell office:value-type="string">
            <text:p>426a58eea415e63cbcdc1489315d717f8c9fd68b</text:p>
          </table:table-cell>
          <table:table-cell office:value-type="string">
            <text:p>cc</text:p>
          </table:table-cell>
          <table:table-cell office:value-type="string">
            <text:p>src/rdb_protocol/geo/geojson.cc</text:p>
          </table:table-cell>
          <table:table-cell office:value-type="string">
            <text:p>f</text:p>
          </table:table-cell>
          <table:table-cell office:value-type="string">
            <text:p>construct_loop_coordinat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rethinkdb</text:p>
          </table:table-cell>
          <table:table-cell office:value-type="string">
            <text:p>16081c9100e3a6a262622a3f6715d145b12bc8b4</text:p>
          </table:table-cell>
          <table:table-cell office:value-type="string">
            <text:p>c</text:p>
          </table:table-cell>
          <table:table-cell office:value-type="string">
            <text:p>bench/stress-client/sqlite3.c</text:p>
          </table:table-cell>
          <table:table-cell office:value-type="string">
            <text:p>f</text:p>
          </table:table-cell>
          <table:table-cell office:value-type="string">
            <text:p>pcacheRemoveFromDirtyLis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rethinkdb</text:p>
          </table:table-cell>
          <table:table-cell office:value-type="string">
            <text:p>1c52b75854b699bffd6d7127df4eb05c61291d38</text:p>
          </table:table-cell>
          <table:table-cell office:value-type="string">
            <text:p>cc</text:p>
          </table:table-cell>
          <table:table-cell office:value-type="string">
            <text:p>src/buffer_cache/mirrored/patch_disk_storage.cc</text:p>
          </table:table-cell>
          <table:table-cell office:value-type="string">
            <text:p>f</text:p>
          </table:table-cell>
          <table:table-cell office:value-type="string">
            <text:p>patch_disk_storage_t::store_patc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rethinkdb</text:p>
          </table:table-cell>
          <table:table-cell office:value-type="string">
            <text:p>5855f88e338d02c1462d47b63d50d015fb156bb9</text:p>
          </table:table-cell>
          <table:table-cell office:value-type="string">
            <text:p>cc</text:p>
          </table:table-cell>
          <table:table-cell office:value-type="string">
            <text:p>src/serializer/log/lba/lba_list.cc</text:p>
          </table:table-cell>
          <table:table-cell office:value-type="string">
            <text:p>f</text:p>
          </table:table-cell>
          <table:table-cell office:value-type="string">
            <text:p>lba_list_t::get_block_recenci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rethinkdb</text:p>
          </table:table-cell>
          <table:table-cell office:value-type="string">
            <text:p>16081c9100e3a6a262622a3f6715d145b12bc8b4</text:p>
          </table:table-cell>
          <table:table-cell office:value-type="string">
            <text:p>c</text:p>
          </table:table-cell>
          <table:table-cell office:value-type="string">
            <text:p>bench/stress-client/protocols/sqlite3.c</text:p>
          </table:table-cell>
          <table:table-cell office:value-type="string">
            <text:p>f</text:p>
          </table:table-cell>
          <table:table-cell office:value-type="string">
            <text:p>*getRowTrig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rocksdb</text:p>
          </table:table-cell>
          <table:table-cell office:value-type="string">
            <text:p>a28b3c438887c66544ad4d912f7f41484d114f8b</text:p>
          </table:table-cell>
          <table:table-cell office:value-type="string">
            <text:p>cc</text:p>
          </table:table-cell>
          <table:table-cell office:value-type="string">
            <text:p>db/compaction_picker.cc</text:p>
          </table:table-cell>
          <table:table-cell office:value-type="string">
            <text:p>f</text:p>
          </table:table-cell>
          <table:table-cell office:value-type="string">
            <text:p>LevelCompactionPicker::PickCompa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39ed87570bdb2f86969d4be821c94b722dc71179</text:p>
          </table:table-cell>
          <table:table-cell office:value-type="string">
            <text:p>cpp</text:p>
          </table:table-cell>
          <table:table-cell office:value-type="string">
            <text:p>sp/src/game/client/clientshadowmgr.cpp</text:p>
          </table:table-cell>
          <table:table-cell office:value-type="string">
            <text:p>f</text:p>
          </table:table-cell>
          <table:table-cell office:value-type="string">
            <text:p>CClientShadowMgr::BuildActiveShadowDepthLi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f56bb35301836e56582a575a75864392a0177875</text:p>
          </table:table-cell>
          <table:table-cell office:value-type="string">
            <text:p>cpp</text:p>
          </table:table-cell>
          <table:table-cell office:value-type="string">
            <text:p>sp/src/game/server/GameStats.cpp</text:p>
          </table:table-cell>
          <table:table-cell office:value-type="string">
            <text:p>f</text:p>
          </table:table-cell>
          <table:table-cell office:value-type="string">
            <text:p>CBaseGameStats::Event_LevelShutd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b5dc4a85433a908d38d453e98d7d45e22e2a5fc0</text:p>
          </table:table-cell>
          <table:table-cell office:value-type="string">
            <text:p>cc</text:p>
          </table:table-cell>
          <table:table-cell office:value-type="string">
            <text:p>sp/src/thirdparty/protobuf-2.3.0/src/google/protobuf/stubs/common.cc</text:p>
          </table:table-cell>
          <table:table-cell office:value-type="string">
            <text:p>f</text:p>
          </table:table-cell>
          <table:table-cell office:value-type="string">
            <text:p>Mutex::AssertH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Y?</text:p>
          </table:table-cell>
          <table:table-cell office:value-type="string">
            <text:p>Its an assert function being modified</text:p>
          </table:table-cell>
          <table:table-cell table:number-columns-repeated="2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f56bb35301836e56582a575a75864392a0177875</text:p>
          </table:table-cell>
          <table:table-cell office:value-type="string">
            <text:p>cpp</text:p>
          </table:table-cell>
          <table:table-cell office:value-type="string">
            <text:p>sp/src/game/server/ai_basenpc_schedule.cpp</text:p>
          </table:table-cell>
          <table:table-cell office:value-type="string">
            <text:p>f</text:p>
          </table:table-cell>
          <table:table-cell office:value-type="string">
            <text:p>*CAI_BaseNPC::GetFailSchedu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f56bb35301836e56582a575a75864392a0177875</text:p>
          </table:table-cell>
          <table:table-cell office:value-type="string">
            <text:p>cpp</text:p>
          </table:table-cell>
          <table:table-cell office:value-type="string">
            <text:p>sp/src/game/client/particles_new.cpp</text:p>
          </table:table-cell>
          <table:table-cell office:value-type="string">
            <text:p>f</text:p>
          </table:table-cell>
          <table:table-cell office:value-type="string">
            <text:p>CNewParticleEffect::Relea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f56bb35301836e56582a575a75864392a0177875</text:p>
          </table:table-cell>
          <table:table-cell office:value-type="string">
            <text:p>cpp</text:p>
          </table:table-cell>
          <table:table-cell office:value-type="string">
            <text:p>mp/src/game/shared/choreoevent.cpp</text:p>
          </table:table-cell>
          <table:table-cell office:value-type="string">
            <text:p>f</text:p>
          </table:table-cell>
          <table:table-cell office:value-type="string">
            <text:p>*CChoreoEvent::NameForCCTyp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f56bb35301836e56582a575a75864392a0177875</text:p>
          </table:table-cell>
          <table:table-cell office:value-type="string">
            <text:p>cpp</text:p>
          </table:table-cell>
          <table:table-cell office:value-type="string">
            <text:p>sp/src/game/shared/weapon_ifmsteadycam.cpp</text:p>
          </table:table-cell>
          <table:table-cell office:value-type="string">
            <text:p>f</text:p>
          </table:table-cell>
          <table:table-cell office:value-type="string">
            <text:p>CWeaponIFMSteadyCam::UpdateDirectRelativeOrien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f56bb35301836e56582a575a75864392a0177875</text:p>
          </table:table-cell>
          <table:table-cell office:value-type="string">
            <text:p>cpp</text:p>
          </table:table-cell>
          <table:table-cell office:value-type="string">
            <text:p>sp/src/game/shared/sheetsimulator.cpp</text:p>
          </table:table-cell>
          <table:table-cell office:value-type="string">
            <text:p>f</text:p>
          </table:table-cell>
          <table:table-cell office:value-type="string">
            <text:p>CSheetSimulator::EulerSte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ource-sdk-2013</text:p>
          </table:table-cell>
          <table:table-cell office:value-type="string">
            <text:p>f56bb35301836e56582a575a75864392a0177875</text:p>
          </table:table-cell>
          <table:table-cell office:value-type="string">
            <text:p>cpp</text:p>
          </table:table-cell>
          <table:table-cell office:value-type="string">
            <text:p>sp/src/game/client/fx_explosion.cpp</text:p>
          </table:table-cell>
          <table:table-cell office:value-type="string">
            <text:p>f</text:p>
          </table:table-cell>
          <table:table-cell office:value-type="string">
            <text:p>C_BaseExplosionEffect::Prob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1fd70827128177aba3ac1334135fc12422819db0</text:p>
          </table:table-cell>
          <table:table-cell office:value-type="string">
            <text:p>cpp</text:p>
          </table:table-cell>
          <table:table-cell office:value-type="string">
            <text:p>externals/g3dlite/G3D.lib/source/Matrix.cpp</text:p>
          </table:table-cell>
          <table:table-cell office:value-type="string">
            <text:p>f</text:p>
          </table:table-cell>
          <table:table-cell office:value-type="string">
            <text:p>Matrix::toVector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1fd70827128177aba3ac1334135fc12422819db0</text:p>
          </table:table-cell>
          <table:table-cell office:value-type="string">
            <text:p>cpp</text:p>
          </table:table-cell>
          <table:table-cell office:value-type="string">
            <text:p>externals/g3dlite/G3D.lib/source/MeshAlg.cpp</text:p>
          </table:table-cell>
          <table:table-cell office:value-type="string">
            <text:p>f</text:p>
          </table:table-cell>
          <table:table-cell office:value-type="string">
            <text:p>MeshAlg::computeAreaStatisti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37cf893ad9055f9e5b57e13e5adac0a01e5606ac</text:p>
          </table:table-cell>
          <table:table-cell office:value-type="string">
            <text:p>cpp</text:p>
          </table:table-cell>
          <table:table-cell office:value-type="string">
            <text:p>dep/recastnavigation/Recast/RecastRasterization.cpp</text:p>
          </table:table-cell>
          <table:table-cell office:value-type="string">
            <text:p>f</text:p>
          </table:table-cell>
          <table:table-cell office:value-type="string">
            <text:p>rcRasterizeTriang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v8</text:p>
          </table:table-cell>
          <table:table-cell office:value-type="string">
            <text:p>27768258da48a0a371d732162419eef952df0aa3</text:p>
          </table:table-cell>
          <table:table-cell office:value-type="string">
            <text:p>cc</text:p>
          </table:table-cell>
          <table:table-cell office:value-type="string">
            <text:p>src/ic.cc</text:p>
          </table:table-cell>
          <table:table-cell office:value-type="string">
            <text:p>f</text:p>
          </table:table-cell>
          <table:table-cell office:value-type="string">
            <text:p>KeyedStoreIC::UpdateCach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v8</text:p>
          </table:table-cell>
          <table:table-cell office:value-type="string">
            <text:p>490e012225a5f796e4da4402deb48b2253f94431</text:p>
          </table:table-cell>
          <table:table-cell office:value-type="string">
            <text:p>cc</text:p>
          </table:table-cell>
          <table:table-cell office:value-type="string">
            <text:p>src/debug.cc</text:p>
          </table:table-cell>
          <table:table-cell office:value-type="string">
            <text:p>f</text:p>
          </table:table-cell>
          <table:table-cell office:value-type="string">
            <text:p>Debugger::IsPlainBreakRequ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v8</text:p>
          </table:table-cell>
          <table:table-cell office:value-type="string">
            <text:p>81e3560901eb9a5c91276797fe289cb81eefbcf3</text:p>
          </table:table-cell>
          <table:table-cell office:value-type="string">
            <text:p>cc</text:p>
          </table:table-cell>
          <table:table-cell office:value-type="string">
            <text:p>src/heap.cc</text:p>
          </table:table-cell>
          <table:table-cell office:value-type="string">
            <text:p>f</text:p>
          </table:table-cell>
          <table:table-cell office:value-type="string">
            <text:p>WriteTwoByteDa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v8</text:p>
          </table:table-cell>
          <table:table-cell office:value-type="string">
            <text:p>09f9176c196a08d017a98f35d92fb8bbd444af94</text:p>
          </table:table-cell>
          <table:table-cell office:value-type="string">
            <text:p>cc</text:p>
          </table:table-cell>
          <table:table-cell office:value-type="string">
            <text:p>src/x64/stub-cache-x64.cc</text:p>
          </table:table-cell>
          <table:table-cell office:value-type="string">
            <text:p>f</text:p>
          </table:table-cell>
          <table:table-cell office:value-type="string">
            <text:p>StoreStubCompiler::GenerateStoreTrans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v8</text:p>
          </table:table-cell>
          <table:table-cell office:value-type="string">
            <text:p>7a12f1f4dd9963283179d43cf8db7a362eb5d69a</text:p>
          </table:table-cell>
          <table:table-cell office:value-type="string">
            <text:p>cc</text:p>
          </table:table-cell>
          <table:table-cell office:value-type="string">
            <text:p>src/ia32/lithium-codegen-ia32.cc</text:p>
          </table:table-cell>
          <table:table-cell office:value-type="string">
            <text:p>f</text:p>
          </table:table-cell>
          <table:table-cell office:value-type="string">
            <text:p>LCodeGen::DoStoreKeyedGeneric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N!</text:p>
          </table:table-cell>
          <table:table-cell office:value-type="string">
            <text:p>DCHECK wasn't counted</text:p>
          </table:table-cell>
          <table:table-cell table:number-columns-repeated="2"/>
        </table:table-row>
        <table:table-row table:style-name="ro1">
          <table:table-cell office:value-type="string">
            <text:p>v8</text:p>
          </table:table-cell>
          <table:table-cell office:value-type="string">
            <text:p>db96c2597c4f5ae22f9d3362a9803cb365a5f429</text:p>
          </table:table-cell>
          <table:table-cell office:value-type="string">
            <text:p>cc</text:p>
          </table:table-cell>
          <table:table-cell office:value-type="string">
            <text:p>src/arm/deoptimizer-arm.cc</text:p>
          </table:table-cell>
          <table:table-cell office:value-type="string">
            <text:p>f</text:p>
          </table:table-cell>
          <table:table-cell office:value-type="string">
            <text:p>FrameDescription::SetCallerConstantP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v8</text:p>
          </table:table-cell>
          <table:table-cell office:value-type="string">
            <text:p>7a12f1f4dd9963283179d43cf8db7a362eb5d69a</text:p>
          </table:table-cell>
          <table:table-cell office:value-type="string">
            <text:p>cc</text:p>
          </table:table-cell>
          <table:table-cell office:value-type="string">
            <text:p>src/arm64/lithium-arm64.cc</text:p>
          </table:table-cell>
          <table:table-cell office:value-type="string">
            <text:p>f</text:p>
          </table:table-cell>
          <table:table-cell office:value-type="string">
            <text:p>LChunkBuilder::DoMathMinMax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N!</text:p>
          </table:table-cell>
          <table:table-cell office:value-type="string">
            <text:p>DCHECK wasn't counted</text:p>
          </table:table-cell>
          <table:table-cell table:number-columns-repeated="2"/>
        </table:table-row>
        <table:table-row table:style-name="ro1">
          <table:table-cell office:value-type="string">
            <text:p>v8</text:p>
          </table:table-cell>
          <table:table-cell office:value-type="string">
            <text:p>355498f997a4a0806db4d6fc834630d67e7a777c</text:p>
          </table:table-cell>
          <table:table-cell office:value-type="string">
            <text:p>cc</text:p>
          </table:table-cell>
          <table:table-cell office:value-type="string">
            <text:p>src/arm64/macro-assembler-arm64.cc</text:p>
          </table:table-cell>
          <table:table-cell office:value-type="string">
            <text:p>f</text:p>
          </table:table-cell>
          <table:table-cell office:value-type="string">
            <text:p>MacroAssembler::Pee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xbmc</text:p>
          </table:table-cell>
          <table:table-cell office:value-type="string">
            <text:p>5f35e68d3c39b4f3816635cf7a05afb3c64287aa</text:p>
          </table:table-cell>
          <table:table-cell office:value-type="string">
            <text:p>cpp</text:p>
          </table:table-cell>
          <table:table-cell office:value-type="string">
            <text:p>lib/libflac/flac-1.2.1/src/libFLAC++/metadata.cpp</text:p>
          </table:table-cell>
          <table:table-cell office:value-type="string">
            <text:p>f</text:p>
          </table:table-cell>
          <table:table-cell office:value-type="string">
            <text:p>CueSheet::set_media_catalog_numb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xbmc</text:p>
          </table:table-cell>
          <table:table-cell office:value-type="string">
            <text:p>faac183458137d4a39a4d2bf433f99dfc819ebb3</text:p>
          </table:table-cell>
          <table:table-cell office:value-type="string">
            <text:p>cpp</text:p>
          </table:table-cell>
          <table:table-cell office:value-type="string">
            <text:p>xbmc/utils/LabelFormatter.cpp</text:p>
          </table:table-cell>
          <table:table-cell office:value-type="string">
            <text:p>f</text:p>
          </table:table-cell>
          <table:table-cell office:value-type="string">
            <text:p>CLabelFormatter::SplitMas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xbmc</text:p>
          </table:table-cell>
          <table:table-cell office:value-type="string">
            <text:p>4fb6eb297592a7fd7d58de1981c68e9c66dc0530</text:p>
          </table:table-cell>
          <table:table-cell office:value-type="string">
            <text:p>c</text:p>
          </table:table-cell>
          <table:table-cell office:value-type="string">
            <text:p>xbmc/cores/dvdplayer/Codecs/ffmpeg/libavcodec/snow.c</text:p>
          </table:table-cell>
          <table:table-cell office:value-type="string">
            <text:p>f</text:p>
          </table:table-cell>
          <table:table-cell office:value-type="string">
            <text:p>inv_lif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xbmc</text:p>
          </table:table-cell>
          <table:table-cell office:value-type="string">
            <text:p>c51b1189e3d5353e842991f5859ddcea0f73e426</text:p>
          </table:table-cell>
          <table:table-cell office:value-type="string">
            <text:p>c</text:p>
          </table:table-cell>
          <table:table-cell office:value-type="string">
            <text:p>xbmc/lib/cximage-6.0/jasper/jpc/jpc_bs.c</text:p>
          </table:table-cell>
          <table:table-cell office:value-type="string">
            <text:p>f</text:p>
          </table:table-cell>
          <table:table-cell office:value-type="string">
            <text:p>jpc_bitstream_putbi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xbmc</text:p>
          </table:table-cell>
          <table:table-cell office:value-type="string">
            <text:p>45285e8a9300cd754a760560640b75b09f98035e</text:p>
          </table:table-cell>
          <table:table-cell office:value-type="string">
            <text:p>c</text:p>
          </table:table-cell>
          <table:table-cell office:value-type="string">
            <text:p>xbmc/visualizations/XBMCProjectM/libprojectM/stb_image_aug.c</text:p>
          </table:table-cell>
          <table:table-cell office:value-type="string">
            <text:p>f</text:p>
          </table:table-cell>
          <table:table-cell office:value-type="string">
            <text:p>*convert_forma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3"/>
        </table:table-row>
      </table:table>
      <table:database-ranges>
        <table:database-range table:target-range-address="Sheet1.A1:Sheet1.J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5/09/2016</text:date>, <text:time>17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19:34:26</dc:date>
    <dc:creator>Casey Casalnuovo</dc:creator>
    <meta:generator>OpenOffice/4.1.2$Unix OpenOffice.org_project/412m3$Build-9782</meta:generator>
    <meta:editing-duration>PT20H21M4S</meta:editing-duration>
    <meta:editing-cycles>29</meta:editing-cycles>
    <meta:document-statistic meta:table-count="1" meta:cell-count="1109" meta:object-count="0"/>
  </office:meta>
</office:document-meta>
</file>